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5in" fo:margin-left="-0.1507in" fo:margin-top="0in" fo:margin-bottom="0in" table:align="left" style:writing-mode="lr-tb"/>
    </style:style>
    <style:style style:name="Table1.A" style:family="table-column">
      <style:table-column-properties style:column-width="2.4493in"/>
    </style:style>
    <style:style style:name="Table1.B" style:family="table-column">
      <style:table-column-properties style:column-width="4.2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0.5pt solid #000001" style:writing-mode="lr-tb"/>
    </style:style>
    <style:style style:name="P1" style:family="paragraph" style:parent-style-name="Standard">
      <style:paragraph-properties fo:margin-top="0in" fo:margin-bottom="0in" loext:contextual-spacing="false"/>
      <style:text-properties officeooo:paragraph-rsid="000d7fbc"/>
    </style:style>
    <style:style style:name="P2"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vertical-align="auto" style:writing-mode="lr-tb"/>
    </style:style>
    <style:style style:name="P3"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fo:font-weight="bold" officeooo:rsid="000ddb97" officeooo:paragraph-rsid="000ddb97" style:font-weight-asian="bold"/>
    </style:style>
    <style:style style:name="P4"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style:style>
    <style:style style:name="P5"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officeooo:rsid="000ddb97" officeooo:paragraph-rsid="000ddb97"/>
    </style:style>
    <style:style style:name="P6"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officeooo:rsid="000f76b1" officeooo:paragraph-rsid="000f76b1"/>
    </style:style>
    <style:style style:name="P7"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style>
    <style:style style:name="P8"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ab-stops/>
      </style:paragraph-properties>
    </style:style>
    <style:style style:name="P9"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style>
    <style:style style:name="P10"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officeooo:rsid="000ddb97" officeooo:paragraph-rsid="000ddb97" style:font-weight-asian="bold" style:font-weight-complex="bold"/>
    </style:style>
    <style:style style:name="P11"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style:font-weight-asian="bold"/>
    </style:style>
    <style:style style:name="P12" style:family="paragraph" style:parent-style-name="Standard" style:master-page-name="Standard">
      <style:paragraph-properties fo:margin-left="0in" fo:margin-right="0in" fo:margin-top="0in" fo:margin-bottom="0.139in" loext:contextual-spacing="false" fo:line-height="115%" fo:text-align="start" style:justify-single-word="false" fo:orphans="2" fo:widows="2" fo:text-indent="0in" style:auto-text-indent="false" style:page-number="auto" style:vertical-align="auto" style:writing-mode="lr-tb"/>
      <style:text-properties officeooo:paragraph-rsid="000d7fbc"/>
    </style:style>
    <style:style style:name="T1" style:family="text">
      <style:text-properties fo:color="#333333" fo:font-weight="bold" style:font-weight-asian="bold" style:font-weight-complex="bold"/>
    </style:style>
    <style:style style:name="T2" style:family="text">
      <style:text-properties fo:color="#333333" fo:font-weight="bold" style:font-weight-asian="bold"/>
    </style:style>
    <style:style style:name="T3" style:family="text">
      <style:text-properties fo:color="#333333"/>
    </style:style>
    <style:style style:name="T4" style:family="text">
      <style:text-properties officeooo:rsid="000d7fbc"/>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2">Name: Josiah Kowalski <text:tab/><text:tab/><text:tab/> <text:s text:c="26"/>[<text:span text:style-name="T4">Assignment 06.03 The for-each Loop</text:span>]</text:p>
        <text:p text:style-name="P9"><text:span text:style-name="T1">Each assignment has three parts.</text:span></text:p>
        <text:p text:style-name="P1"><text:span text:style-name="T2">Part One:</text:span><text:span text:style-name="T3"> Follow the assignment directions and create an outline of your program (pseudocode)</text:span></text:p>
      </text:section>
      <text:section text:style-name="Sect1" text:name="Section1">
        <text:p text:style-name="P9"><text:span text:style-name="T3">.</text:span><text:span text:style-name="T2">Insert your pseudocode here:</text:span></text:p>
        <text:p text:style-name="P10">/**</text:p>
        <text:p text:style-name="P10"><text:s/>* Calculates the heat index for a specific city</text:p>
        <text:p text:style-name="P10"><text:s/>*</text:p>
        <text:p text:style-name="P10"><text:s/>* @author Josiah Kowalski</text:p>
        <text:p text:style-name="P10"><text:s/>* @version: 12/27/19</text:p>
        <text:p text:style-name="P10"><text:s/>*</text:p>
        <text:p text:style-name="P10"><text:s/>*/</text:p>
        <text:p text:style-name="P10"/>
        <text:p text:style-name="P10">import java.util.Scanner</text:p>
        <text:p text:style-name="P10">import java.io.File</text:p>
        <text:p text:style-name="P10">import java.io.IOException</text:p>
        <text:p text:style-name="P10">import java.io.PrintWriter</text:p>
        <text:p text:style-name="P10"/>
        <text:p text:style-name="P10">public class HeatIndex</text:p>
        <text:p text:style-name="P10"/>
        <text:p text:style-name="P10"><text:s text:c="4"/>public static void main(String[] args) throws IOException</text:p>
        <text:p text:style-name="P10"><text:s text:c="4"/></text:p>
        <text:p text:style-name="P10"><text:s text:c="4"/><text:tab/> initialize and declare vars</text:p>
        <text:p text:style-name="P10"/>
        <text:p text:style-name="P10"><text:s text:c="8"/>String location = "Key West, Florida"</text:p>
        <text:p text:style-name="P10"><text:s text:c="8"/>File fileNameTemp = new File("KeyWestTemp.txt")</text:p>
        <text:p text:style-name="P10"><text:s text:c="8"/>File fileNameHumid = new File("KeyWestHumid.txt")</text:p>
        <text:p text:style-name="P10"><text:soft-page-break/></text:p>
        <text:p text:style-name="P10"><text:s text:c="8"/>Scanner inFileTemp = new Scanner(fileNameTemp)</text:p>
        <text:p text:style-name="P10"><text:s text:c="8"/>Scanner inFileHumid = new Scanner(fileNameHumid)</text:p>
        <text:p text:style-name="P10"><text:s text:c="8"/>PrintWriter outFile = new PrintWriter(new File("KeyWestHeatIndex.txt"))</text:p>
        <text:p text:style-name="P10"/>
        <text:p text:style-name="P10"><text:s text:c="8"/>String [] month = "January", "February", "March", "April", "May", "June",</text:p>
        <text:p text:style-name="P10"><text:s text:c="28"/>"July", "August", "September", "October", "November", "December"</text:p>
        <text:p text:style-name="P10"><text:s text:c="8"/>int length = month.length</text:p>
        <text:p text:style-name="P10"><text:s text:c="8"/>double [] temperature = new double[length]</text:p>
        <text:p text:style-name="P10"><text:s text:c="8"/>int [] humidity = new int[length]</text:p>
        <text:p text:style-name="P10"><text:s text:c="8"/>double [] hI = new double[length]</text:p>
        <text:p text:style-name="P10"/>
        <text:p text:style-name="P10"/>
        <text:p text:style-name="P10"><text:tab/><text:tab/>INPUT - read in data for temp and humidity from files</text:p>
        <text:p text:style-name="P10"/>
        <text:p text:style-name="P10"><text:tab/><text:tab/>int n = 0 index value for arrays</text:p>
        <text:p text:style-name="P10"><text:s text:c="8"/>while( inFileTemp.hasNextDouble() )</text:p>
        <text:p text:style-name="P10"><text:s text:c="8"/></text:p>
        <text:p text:style-name="P10"><text:s text:c="12"/>temperature[n] = inFileTemp.nextDouble( )</text:p>
        <text:p text:style-name="P10"><text:s text:c="12"/>println (temperature[n]) debug statement - uncomment to see values assignned to temperature</text:p>
        <text:p text:style-name="P10"><text:s text:c="12"/>n++</text:p>
        <text:p text:style-name="P10"><text:s text:c="8"/></text:p>
        <text:p text:style-name="P10"><text:s text:c="8"/>inFileTemp.close()</text:p>
        <text:p text:style-name="P10"/>
        <text:p text:style-name="P10"/>
        <text:p text:style-name="P10"><text:soft-page-break/><text:s text:c="8"/>n = 0 reset index to 0</text:p>
        <text:p text:style-name="P10"><text:s text:c="8"/>while (inFileHumid.hasNextDouble())</text:p>
        <text:p text:style-name="P10"><text:s text:c="8"/></text:p>
        <text:p text:style-name="P10"><text:s text:c="16"/>humidity[n] = inFileHumid.nextInt( )</text:p>
        <text:p text:style-name="P10"><text:s text:c="16"/>println (humidity[n]) <text:s/>debug statement - uncomment to see values assignned to humidity</text:p>
        <text:p text:style-name="P10"><text:s text:c="16"/>n++</text:p>
        <text:p text:style-name="P10"><text:s text:c="8"/></text:p>
        <text:p text:style-name="P10"><text:s text:c="8"/>inFileHumid.close()</text:p>
        <text:p text:style-name="P10"/>
        <text:p text:style-name="P10"><text:tab/><text:tab/>PROCESSING - calculate Heat Index if needed- see lecture notes for details, formula is incomplete</text:p>
        <text:p text:style-name="P10"/>
        <text:p text:style-name="P10"><text:tab/><text:tab/>double t = 0.0</text:p>
        <text:p text:style-name="P10"><text:tab/><text:tab/>int h = 0</text:p>
        <text:p text:style-name="P10"/>
        <text:p text:style-name="P10"><text:s text:c="8"/>for(n = 0 n &lt; hI.length n++)</text:p>
        <text:p text:style-name="P10"><text:s text:c="8"/></text:p>
        <text:p text:style-name="P10"><text:s text:c="12"/>if( temperature[n] &gt;= 80.0 <text:s/>) determine if HI should be calculated, complete the condition based on Lecture notes</text:p>
        <text:p text:style-name="P10"><text:s text:c="12"/></text:p>
        <text:p text:style-name="P10"><text:s text:c="12"/><text:tab/>t = temperature[n]</text:p>
        <text:p text:style-name="P10"><text:s text:c="12"/><text:tab/>h = humidity[n]</text:p>
        <text:p text:style-name="P10"/>
        <text:p text:style-name="P10"><text:s text:c="16"/>hI[n] = -42.379 + (2.04901523 * t) + (10.14333127 * h) - (0.22475541 * t * h) - (6.83783E-3 * t * t)</text:p>
        <text:p text:style-name="P10"><text:s text:c="24"/>- (5.481717E-2 * h * h) + (1.22874E-3 * t * t * h) + (8.5282E-4 * t * h * h) - (1.99E-6 * t * t * h * h) <text:s text:c="3"/>complete formula found in lecture notes</text:p>
        <text:p text:style-name="P10"><text:soft-page-break/><text:s text:c="12"/></text:p>
        <text:p text:style-name="P10"><text:s text:c="12"/>else <text:s text:c="2"/>HI is the temperature value</text:p>
        <text:p text:style-name="P10"><text:s text:c="12"/></text:p>
        <text:p text:style-name="P10"><text:s text:c="16"/>hI[n] = temperature[n]</text:p>
        <text:p text:style-name="P10"><text:s text:c="12"/></text:p>
        <text:p text:style-name="P10"><text:s text:c="8"/></text:p>
        <text:p text:style-name="P10"/>
        <text:p text:style-name="P10"/>
        <text:p text:style-name="P10"><text:s text:c="8"/>calculate averages for temperature, humidity and HI</text:p>
        <text:p text:style-name="P10"/>
        <text:p text:style-name="P10"><text:s text:c="8"/>double tempSum = 0.0</text:p>
        <text:p text:style-name="P10"><text:s text:c="8"/>double humidSum = 0.0</text:p>
        <text:p text:style-name="P10"><text:s text:c="8"/>double hISum = 0.0</text:p>
        <text:p text:style-name="P10"/>
        <text:p text:style-name="P10"><text:s text:c="8"/>for(n = 0 n &lt; temperature.length n++)</text:p>
        <text:p text:style-name="P10"><text:s text:c="8"/></text:p>
        <text:p text:style-name="P10"><text:s text:c="8"/><text:tab/>tempSum += temperature[n]</text:p>
        <text:p text:style-name="P10"><text:s text:c="8"/></text:p>
        <text:p text:style-name="P10"><text:s text:c="8"/>for (n = 0 n &lt; humidity.length n++) </text:p>
        <text:p text:style-name="P10"><text:s text:c="12"/>humidSum += humidity[n]</text:p>
        <text:p text:style-name="P10"><text:s text:c="8"/></text:p>
        <text:p text:style-name="P10"><text:s text:c="8"/>for (n = 0 n &lt; hI.length n++) </text:p>
        <text:p text:style-name="P10"><text:s text:c="12"/>hISum += hI[n]</text:p>
        <text:p text:style-name="P10"><text:s text:c="8"/></text:p>
        <text:p text:style-name="P10"/>
        <text:p text:style-name="P10"><text:soft-page-break/><text:s text:c="8"/>double tempAvg = tempSum/temperature.length</text:p>
        <text:p text:style-name="P10"><text:s text:c="8"/>double humidAvg = humidSum / humidity.length</text:p>
        <text:p text:style-name="P10"><text:s text:c="8"/>double hIAvg = hISum / hI.length</text:p>
        <text:p text:style-name="P10"/>
        <text:p text:style-name="P10"/>
        <text:p text:style-name="P10"><text:s text:c="8"/>OUTPUT - print table. Use enhanced for loops to print the months, temp, humidity and HI</text:p>
        <text:p text:style-name="P10"/>
        <text:p text:style-name="P10"><text:s text:c="8"/>printf(" <text:s text:c="14"/>Heat Index: %15s \n ", location)</text:p>
        <text:p text:style-name="P10"><text:s text:c="8"/>println()</text:p>
        <text:p text:style-name="P10"/>
        <text:p text:style-name="P10"/>
        <text:p text:style-name="P10"><text:s text:c="8"/>println(" <text:s text:c="26"/>Months ")</text:p>
        <text:p text:style-name="P10"><text:s text:c="8"/>print(" <text:s text:c="11"/>")</text:p>
        <text:p text:style-name="P10"><text:s text:c="8"/>for(String m : month)</text:p>
        <text:p text:style-name="P10"><text:s text:c="8"/></text:p>
        <text:p text:style-name="P10"><text:s text:c="12"/>printf(" <text:s text:c="2"/>%3.3s", m)</text:p>
        <text:p text:style-name="P10"><text:s text:c="8"/></text:p>
        <text:p text:style-name="P10"/>
        <text:p text:style-name="P10"/>
        <text:p text:style-name="P10"><text:s text:c="8"/>println(" <text:s/>Avg")</text:p>
        <text:p text:style-name="P10"><text:s text:c="8"/>println("******************************************************************************************")</text:p>
        <text:p text:style-name="P10"/>
        <text:p text:style-name="P10"/>
        <text:p text:style-name="P10"><text:s text:c="8"/>print("Temp (F) <text:s text:c="3"/>")</text:p>
        <text:p text:style-name="P10"><text:soft-page-break/><text:s text:c="9"/>for:each loop to print temperature</text:p>
        <text:p text:style-name="P10"><text:s text:c="8"/>for (double tempSingle : temperature) </text:p>
        <text:p text:style-name="P10"><text:s text:c="12"/>printf("%6.1f", tempSingle)</text:p>
        <text:p text:style-name="P10"><text:s text:c="8"/></text:p>
        <text:p text:style-name="P10"/>
        <text:p text:style-name="P10"><text:tab/><text:tab/>print average</text:p>
        <text:p text:style-name="P10"><text:s text:c="8"/>printf("%6.1f", tempAvg)</text:p>
        <text:p text:style-name="P10"><text:s text:c="8"/>println()</text:p>
        <text:p text:style-name="P10"/>
        <text:p text:style-name="P10"><text:s text:c="8"/>print("Humidity (%)")</text:p>
        <text:p text:style-name="P10"><text:s text:c="8"/>for:each loop to print humidity</text:p>
        <text:p text:style-name="P10"><text:s text:c="8"/>for (int humidSingle : humidity) </text:p>
        <text:p text:style-name="P10"><text:s text:c="12"/>printf("%6d", humidSingle)</text:p>
        <text:p text:style-name="P10"><text:s text:c="8"/></text:p>
        <text:p text:style-name="P10"/>
        <text:p text:style-name="P10"><text:s text:c="8"/>print average</text:p>
        <text:p text:style-name="P10"><text:s text:c="8"/>printf("%6.1f", humidAvg)</text:p>
        <text:p text:style-name="P10"><text:s text:c="8"/>println()</text:p>
        <text:p text:style-name="P10"/>
        <text:p text:style-name="P10"><text:s text:c="8"/>print("HI (F) <text:s text:c="5"/>")</text:p>
        <text:p text:style-name="P10"><text:s text:c="8"/>for:each loop to print HI</text:p>
        <text:p text:style-name="P10"><text:s text:c="8"/>for (double hISingle : hI) </text:p>
        <text:p text:style-name="P10"><text:s text:c="12"/>printf("%6.1f", hISingle)</text:p>
        <text:p text:style-name="P10"><text:s text:c="8"/></text:p>
        <text:p text:style-name="P10"/>
        <text:p text:style-name="P10"><text:soft-page-break/><text:s text:c="8"/>print average</text:p>
        <text:p text:style-name="P10"><text:s text:c="8"/>printf("%6.1f", hIAvg)</text:p>
        <text:p text:style-name="P10"><text:s text:c="8"/>println()</text:p>
        <text:p text:style-name="P10"/>
        <text:p text:style-name="P10"><text:s text:c="8"/>heat index written to a file</text:p>
        <text:p text:style-name="P10"><text:s text:c="8"/>for (double hISingle : hI) </text:p>
        <text:p text:style-name="P10"><text:s text:c="12"/>outFile.printf("%3.1f%n", hISingle)</text:p>
        <text:p text:style-name="P10"><text:s text:c="8"/></text:p>
        <text:p text:style-name="P10"><text:s text:c="8"/>outFile.close()</text:p>
        <text:p text:style-name="P10"><text:s text:c="5"/>end main()</text:p>
        <text:p text:style-name="P10">end HeatIndex</text:p>
        <text:p text:style-name="P1"><text:span text:style-name="T2">Part Two:</text:span><text:span text:style-name="T3"> Code the program. Use the IDE to code and test your program</text:span></text:p>
      </text:section>
      <text:section text:style-name="Sect1" text:name="Section2">
        <text:p text:style-name="P2"><text:span text:style-name="T3">.</text:span></text:p>
        <text:p text:style-name="P2"><text:span text:style-name="T2">Example of expected output: </text:span><text:span text:style-name="T3">The </text:span>output for your program should resemble the screen shot at the end of the assignment description. Your specific results will vary depending on the choices you make about the design and the input provided.</text:p>
        <text:p text:style-name="P11"/>
        <text:p text:style-name="P9"><text:span text:style-name="T2">Insert a copy of your code from the IDE here:</text:span></text:p>
        <text:p text:style-name="P3">/**</text:p>
        <text:p text:style-name="P3"><text:s/>* Calculates the heat index for a specific city</text:p>
        <text:p text:style-name="P3"><text:s/>*</text:p>
        <text:p text:style-name="P3"><text:s/>* @author Josiah Kowalski</text:p>
        <text:p text:style-name="P3"><text:s/>* @version: 12/27/19</text:p>
        <text:p text:style-name="P3"><text:s/>*</text:p>
        <text:p text:style-name="P3"><text:s/>*/</text:p>
        <text:p text:style-name="P3"/>
        <text:p text:style-name="P3">import java.util.Scanner;</text:p>
        <text:p text:style-name="P3">import java.io.File;</text:p>
        <text:p text:style-name="P3">import java.io.IOException;</text:p>
        <text:p text:style-name="P3">import java.io.PrintWriter;</text:p>
        <text:p text:style-name="P3"/>
        <text:p text:style-name="P3"><text:soft-page-break/>public class HeatIndex</text:p>
        <text:p text:style-name="P3">{</text:p>
        <text:p text:style-name="P3"><text:s text:c="4"/>public static void main(String[] args) throws IOException</text:p>
        <text:p text:style-name="P3"><text:s text:c="4"/>{</text:p>
        <text:p text:style-name="P3"><text:s text:c="4"/><text:tab/>// initialize and declare vars</text:p>
        <text:p text:style-name="P3"/>
        <text:p text:style-name="P3"><text:s text:c="8"/>String location = "Key West, Florida";</text:p>
        <text:p text:style-name="P3"><text:s text:c="8"/>File fileNameTemp = new File("KeyWestTemp.txt");</text:p>
        <text:p text:style-name="P3"><text:s text:c="8"/>File fileNameHumid = new File("KeyWestHumid.txt");</text:p>
        <text:p text:style-name="P3"/>
        <text:p text:style-name="P3"><text:s text:c="8"/>Scanner inFileTemp = new Scanner(fileNameTemp);</text:p>
        <text:p text:style-name="P3"><text:s text:c="8"/>Scanner inFileHumid = new Scanner(fileNameHumid);</text:p>
        <text:p text:style-name="P3"><text:s text:c="8"/>PrintWriter outFile = new PrintWriter(new File("KeyWestHeatIndex.txt"));</text:p>
        <text:p text:style-name="P3"/>
        <text:p text:style-name="P3"><text:s text:c="8"/>String [] month = {"January", "February", "March", "April", "May", "June",</text:p>
        <text:p text:style-name="P3"><text:s text:c="28"/>"July", "August", "September", "October", "November", "December"};</text:p>
        <text:p text:style-name="P3"><text:s text:c="8"/>int length = month.length;</text:p>
        <text:p text:style-name="P3"><text:s text:c="8"/>double [] temperature = new double[length];</text:p>
        <text:p text:style-name="P3"><text:s text:c="8"/>int [] humidity = new int[length];</text:p>
        <text:p text:style-name="P3"><text:s text:c="8"/>double [] hI = new double[length];</text:p>
        <text:p text:style-name="P3"/>
        <text:p text:style-name="P3"/>
        <text:p text:style-name="P3"><text:tab/><text:tab/>//INPUT - read in data for temp and humidity from files</text:p>
        <text:p text:style-name="P3"/>
        <text:p text:style-name="P3"><text:tab/><text:tab/>int n = 0; //index value for arrays</text:p>
        <text:p text:style-name="P3"><text:s text:c="8"/>while( inFileTemp.hasNextDouble() )</text:p>
        <text:p text:style-name="P3"><text:s text:c="8"/>{</text:p>
        <text:p text:style-name="P3"><text:s text:c="12"/>temperature[n] = inFileTemp.nextDouble( );</text:p>
        <text:p text:style-name="P3"><text:s text:c="12"/>//System.out.println (temperature[n]); //debug statement - uncomment to see values assignned to temperature</text:p>
        <text:p text:style-name="P3"><text:s text:c="12"/>n++;</text:p>
        <text:p text:style-name="P3"><text:s text:c="8"/>}</text:p>
        <text:p text:style-name="P3"><text:s text:c="8"/>inFileTemp.close();</text:p>
        <text:p text:style-name="P3"/>
        <text:p text:style-name="P3"/>
        <text:p text:style-name="P3"><text:s text:c="8"/>n = 0; //reset index to 0</text:p>
        <text:p text:style-name="P3"><text:soft-page-break/><text:s text:c="8"/>while (inFileHumid.hasNextDouble())</text:p>
        <text:p text:style-name="P3"><text:s text:c="8"/>{</text:p>
        <text:p text:style-name="P3"><text:s text:c="16"/>humidity[n] = inFileHumid.nextInt( );</text:p>
        <text:p text:style-name="P3"><text:s text:c="16"/>//System.out.println (humidity[n]); <text:s/>//debug statement - uncomment to see values assignned to humidity</text:p>
        <text:p text:style-name="P3"><text:s text:c="16"/>n++;</text:p>
        <text:p text:style-name="P3"><text:s text:c="8"/>}</text:p>
        <text:p text:style-name="P3"><text:s text:c="8"/>inFileHumid.close();</text:p>
        <text:p text:style-name="P3"/>
        <text:p text:style-name="P3"><text:tab/><text:tab/>//PROCESSING - calculate Heat Index if needed- see lecture notes for details, formula is incomplete</text:p>
        <text:p text:style-name="P3"/>
        <text:p text:style-name="P3"><text:tab/><text:tab/>double t = 0.0;</text:p>
        <text:p text:style-name="P3"><text:tab/><text:tab/>int h = 0;</text:p>
        <text:p text:style-name="P3"/>
        <text:p text:style-name="P3"><text:s text:c="8"/>for(n = 0; n &lt; hI.length; n++)</text:p>
        <text:p text:style-name="P3"><text:s text:c="8"/>{</text:p>
        <text:p text:style-name="P3"><text:s text:c="12"/>if( temperature[n] &gt;= 80.0 <text:s/>) //determine if HI should be calculated, complete the condition based on Lecture notes</text:p>
        <text:p text:style-name="P3"><text:s text:c="12"/>{</text:p>
        <text:p text:style-name="P3"><text:s text:c="12"/><text:tab/>t = temperature[n];</text:p>
        <text:p text:style-name="P3"><text:s text:c="12"/><text:tab/>h = humidity[n];</text:p>
        <text:p text:style-name="P3"/>
        <text:p text:style-name="P3"><text:s text:c="16"/>hI[n] = -42.379 + (2.04901523 * t) + (10.14333127 * h) - (0.22475541 * t * h) - (6.83783E-3 * t * t)</text:p>
        <text:p text:style-name="P3"><text:s text:c="24"/>- (5.481717E-2 * h * h) + (1.22874E-3 * t * t * h) + (8.5282E-4 * t * h * h) - (1.99E-6 * t * t * h * h); <text:s text:c="3"/>//complete formula found in lecture notes</text:p>
        <text:p text:style-name="P3"><text:s text:c="12"/>}</text:p>
        <text:p text:style-name="P3"><text:s text:c="12"/>else <text:s/>// HI is the temperature value</text:p>
        <text:p text:style-name="P3"><text:s text:c="12"/>{</text:p>
        <text:p text:style-name="P3"><text:s text:c="16"/>hI[n] = temperature[n];</text:p>
        <text:p text:style-name="P3"><text:s text:c="12"/>}</text:p>
        <text:p text:style-name="P3"><text:s text:c="8"/>}</text:p>
        <text:p text:style-name="P3"/>
        <text:p text:style-name="P3"/>
        <text:p text:style-name="P3"><text:s text:c="8"/>//calculate averages for temperature, humidity and HI</text:p>
        <text:p text:style-name="P3"><text:soft-page-break/></text:p>
        <text:p text:style-name="P3"><text:s text:c="8"/>double tempSum = 0.0;</text:p>
        <text:p text:style-name="P3"><text:s text:c="8"/>double humidSum = 0.0;</text:p>
        <text:p text:style-name="P3"><text:s text:c="8"/>double hISum = 0.0;</text:p>
        <text:p text:style-name="P3"/>
        <text:p text:style-name="P3"><text:s text:c="8"/>for(n = 0; n &lt; temperature.length; n++)</text:p>
        <text:p text:style-name="P3"><text:s text:c="8"/>{</text:p>
        <text:p text:style-name="P3"><text:s text:c="8"/><text:tab/>tempSum += temperature[n];</text:p>
        <text:p text:style-name="P3"><text:s text:c="8"/>}</text:p>
        <text:p text:style-name="P3"><text:s text:c="8"/>for (n = 0; n &lt; humidity.length; n++) {</text:p>
        <text:p text:style-name="P3"><text:s text:c="12"/>humidSum += humidity[n];</text:p>
        <text:p text:style-name="P3"><text:s text:c="8"/>}</text:p>
        <text:p text:style-name="P3"><text:s text:c="8"/>for (n = 0; n &lt; hI.length; n++) {</text:p>
        <text:p text:style-name="P3"><text:s text:c="12"/>hISum += hI[n];</text:p>
        <text:p text:style-name="P3"><text:s text:c="8"/>}</text:p>
        <text:p text:style-name="P3"/>
        <text:p text:style-name="P3"><text:s text:c="8"/>double tempAvg = tempSum/temperature.length;</text:p>
        <text:p text:style-name="P3"><text:s text:c="8"/>double humidAvg = humidSum / humidity.length;</text:p>
        <text:p text:style-name="P3"><text:s text:c="8"/>double hIAvg = hISum / hI.length;</text:p>
        <text:p text:style-name="P3"/>
        <text:p text:style-name="P3"/>
        <text:p text:style-name="P3"><text:s text:c="8"/>//OUTPUT - print table. Use enhanced for loops to print the months, temp, humidity and HI</text:p>
        <text:p text:style-name="P3"/>
        <text:p text:style-name="P3"><text:s text:c="8"/>System.out.printf(" <text:s text:c="14"/>Heat Index: %15s \n ", location);</text:p>
        <text:p text:style-name="P3"><text:s text:c="8"/>System.out.println();</text:p>
        <text:p text:style-name="P3"/>
        <text:p text:style-name="P3"/>
        <text:p text:style-name="P3"><text:s text:c="8"/>System.out.println(" <text:s text:c="26"/>Months ");</text:p>
        <text:p text:style-name="P3"><text:s text:c="8"/>System.out.print(" <text:s text:c="11"/>");</text:p>
        <text:p text:style-name="P3"><text:s text:c="8"/>for(String m : month)</text:p>
        <text:p text:style-name="P3"><text:s text:c="8"/>{</text:p>
        <text:p text:style-name="P3"><text:s text:c="12"/>System.out.printf(" <text:s text:c="2"/>%3.3s", m);</text:p>
        <text:p text:style-name="P3"><text:s text:c="8"/>}</text:p>
        <text:p text:style-name="P3"/>
        <text:p text:style-name="P3"/>
        <text:p text:style-name="P3"><text:s text:c="8"/>System.out.println(" <text:s/>Avg");</text:p>
        <text:p text:style-name="P3"><text:soft-page-break/><text:s text:c="8"/>System.out.println("******************************************************************************************");</text:p>
        <text:p text:style-name="P3"/>
        <text:p text:style-name="P3"/>
        <text:p text:style-name="P3"><text:s text:c="8"/>System.out.print("Temp (F) <text:s text:c="3"/>");</text:p>
        <text:p text:style-name="P3"><text:s text:c="9"/>//for:each loop to print temperature</text:p>
        <text:p text:style-name="P3"><text:s text:c="8"/>for (double tempSingle : temperature) {</text:p>
        <text:p text:style-name="P3"><text:s text:c="12"/>System.out.printf("%6.1f", tempSingle);</text:p>
        <text:p text:style-name="P3"><text:s text:c="8"/>}</text:p>
        <text:p text:style-name="P3"/>
        <text:p text:style-name="P3"><text:tab/><text:tab/>//print average</text:p>
        <text:p text:style-name="P3"><text:s text:c="8"/>System.out.printf("%6.1f", tempAvg);</text:p>
        <text:p text:style-name="P3"><text:s text:c="8"/>System.out.println();</text:p>
        <text:p text:style-name="P3"/>
        <text:p text:style-name="P3"><text:s text:c="8"/>System.out.print("Humidity (%)");</text:p>
        <text:p text:style-name="P3"><text:s text:c="8"/>//for:each loop to print humidity</text:p>
        <text:p text:style-name="P3"><text:s text:c="8"/>for (int humidSingle : humidity) {</text:p>
        <text:p text:style-name="P3"><text:s text:c="12"/>System.out.printf("%6d", humidSingle);</text:p>
        <text:p text:style-name="P3"><text:s text:c="8"/>}</text:p>
        <text:p text:style-name="P3"/>
        <text:p text:style-name="P3"><text:s text:c="8"/>//print average</text:p>
        <text:p text:style-name="P3"><text:s text:c="8"/>System.out.printf("%6.1f", humidAvg);</text:p>
        <text:p text:style-name="P3"><text:s text:c="8"/>System.out.println();</text:p>
        <text:p text:style-name="P3"/>
        <text:p text:style-name="P3"><text:s text:c="8"/>System.out.print("HI (F) <text:s text:c="5"/>");</text:p>
        <text:p text:style-name="P3"><text:s text:c="8"/>//for:each loop to print HI</text:p>
        <text:p text:style-name="P3"><text:s text:c="8"/>for (double hISingle : hI) {</text:p>
        <text:p text:style-name="P3"><text:s text:c="12"/>System.out.printf("%6.1f", hISingle);</text:p>
        <text:p text:style-name="P3"><text:s text:c="8"/>}</text:p>
        <text:p text:style-name="P3"/>
        <text:p text:style-name="P3"><text:s text:c="8"/>//print average</text:p>
        <text:p text:style-name="P3"><text:s text:c="8"/>System.out.printf("%6.1f", hIAvg);</text:p>
        <text:p text:style-name="P3"><text:s text:c="8"/>System.out.println();</text:p>
        <text:p text:style-name="P3"/>
        <text:p text:style-name="P3"><text:s text:c="8"/>//heat index written to a file</text:p>
        <text:p text:style-name="P3"><text:soft-page-break/><text:s text:c="8"/>for (double hISingle : hI) {</text:p>
        <text:p text:style-name="P3"><text:s text:c="12"/>outFile.printf("%3.1f%n", hISingle);</text:p>
        <text:p text:style-name="P3"><text:s text:c="8"/>}</text:p>
        <text:p text:style-name="P3"><text:s text:c="8"/>outFile.close();</text:p>
        <text:p text:style-name="P3"><text:s text:c="4"/>} //end main()</text:p>
        <text:p text:style-name="P3">}//end HeatIndex</text:p>
        <text:p text:style-name="P7"><text:span text:style-name="T2">Part Three:</text:span><text:span text:style-name="T3"> Complete the Post Mortem Review (PMR). Write thoughtful two to three sentence responses to all the questions in the PMR chart. </text:span></text:p>
        <table:table table:name="Table1" table:style-name="Table1">
          <table:table-column table:style-name="Table1.A"/>
          <table:table-column table:style-name="Table1.B"/>
          <table:table-row table:style-name="Table1.1">
            <table:table-cell table:style-name="Table1.A1" office:value-type="string">
              <text:p text:style-name="P8"><text:span text:style-name="T2">Review Question</text:span></text:p>
            </table:table-cell>
            <table:table-cell table:style-name="Table1.A1" office:value-type="string">
              <text:p text:style-name="P8"><text:span text:style-name="T2">Response</text:span></text:p>
            </table:table-cell>
          </table:table-row>
          <table:table-row table:style-name="Table1.1">
            <table:table-cell table:style-name="Table1.A1" office:value-type="string">
              <text:p text:style-name="P7"><text:span text:style-name="T3">What was the purpose of your program?</text:span></text:p>
              <text:p text:style-name="P4"/>
              <text:p text:style-name="P4"/>
              <text:p text:style-name="P4"/>
            </table:table-cell>
            <table:table-cell table:style-name="Table1.A1" office:value-type="string">
              <text:p text:style-name="P5">The purpose of this program was to calculate heat index.</text:p>
            </table:table-cell>
          </table:table-row>
          <table:table-row table:style-name="Table1.1">
            <table:table-cell table:style-name="Table1.A1" office:value-type="string">
              <text:p text:style-name="P7"><text:span text:style-name="T3">How could your program be useful in the real world?</text:span></text:p>
              <text:p text:style-name="P4"/>
              <text:p text:style-name="P4"/>
            </table:table-cell>
            <table:table-cell table:style-name="Table1.A1" office:value-type="string">
              <text:p text:style-name="P5">It could be used to calculate the heat index.</text:p>
            </table:table-cell>
          </table:table-row>
          <table:table-row table:style-name="Table1.1">
            <table:table-cell table:style-name="Table1.A1" office:value-type="string">
              <text:p text:style-name="P7"><text:span text:style-name="T3">What is a problem you ran into, and how did you fix it?</text:span></text:p>
              <text:p text:style-name="P4"/>
              <text:p text:style-name="P4"/>
            </table:table-cell>
            <table:table-cell table:style-name="Table1.A1" office:value-type="string">
              <text:p text:style-name="P5">I ran into a little bit of trouble with the formatting again. Still getting used to it.</text:p>
            </table:table-cell>
          </table:table-row>
          <table:table-row table:style-name="Table1.1">
            <table:table-cell table:style-name="Table1.A1" office:value-type="string">
              <text:p text:style-name="P7"><text:span text:style-name="T3">Describe one thing you would do differently the next time you write a program. </text:span></text:p>
              <text:p text:style-name="P4"/>
              <text:p text:style-name="P4"/>
            </table:table-cell>
            <table:table-cell table:style-name="Table1.A1" office:value-type="string">
              <text:p text:style-name="P6">Next time I write a program I will be able to format better.</text:p>
            </table:table-cell>
          </table:table-row>
        </table:table>
        <text:p text:style-name="P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ocumentMap" style:family="paragraph" style:default-outline-level="">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left="0in" fo:margin-right="0in" fo:margin-top="0.1945in" fo:margin-bottom="0.1945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left="0in" fo:margin-right="0in" fo:text-align="start" style:justify-single-word="false" fo:orphans="2" fo:widows="2" fo:text-indent="0in" style:auto-text-indent="false" style:vertical-align="auto"/>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language-complex="ar" style:country-complex="SA"/>
    </style:style>
    <style:style style:name="No_20_Spacing" style:display-name="No Spacing"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apple-converted-space" style:family="text" style:parent-style-name="Default_20_Paragraph_20_Font">
      <style:text-properties style:font-name-complex="Times New Roman" style:font-family-complex="'Times New Roman'" style:font-family-generic-complex="system" style:font-pitch-complex="variable"/>
    </style:style>
    <style:style style:name="lang"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1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5"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7"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28"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32"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3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3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6"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3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8"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4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4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sta</meta:initial-creator>
    <meta:creation-date>2016-03-03T19:15:00</meta:creation-date>
    <dc:date>2019-12-28T01:35:53.050748771</dc:date>
    <meta:editing-cycles>10</meta:editing-cycles>
    <meta:editing-duration>PT4M13S</meta:editing-duration>
    <meta:generator>LibreOffice/5.2.7.2$Linux_AARCH64 LibreOffice_project/20m0$Build-2</meta:generator>
    <meta:document-statistic meta:table-count="1" meta:image-count="0" meta:object-count="0" meta:page-count="12" meta:paragraph-count="260" meta:word-count="1217" meta:character-count="10139" meta:non-whitespace-character-count="7058"/>
    <meta:user-defined meta:name="Company">FLVS</meta:user-defined>
    <meta:user-defined meta:name="Operator">JOSIAH KOWALSKI</meta:user-defined>
  </office:meta>
</office:document-meta>
</file>